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94cm" fo:min-width="17.44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278cm" fo:min-width="13.828cm" style:protect="position 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924cm" fo:min-width="8.074cm" style:protect="position 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924cm" fo:min-width="6.474cm" style:protect="position size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8.5cm" svg:height="5.75cm" svg:x="0.5cm" svg:y="0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4.6cm" svg:height="2.8cm" svg:x="2.4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7cm" svg:height="1.3cm" svg:x="1cm" svg:y="4.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1cm" svg:height="1.3cm" svg:x="11.4cm" svg:y="4.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7:41:38.998365732</meta:creation-date>
    <dc:date>2025-09-06T17:53:17.624392794</dc:date>
    <meta:editing-duration>PT11M40S</meta:editing-duration>
    <meta:editing-cycles>2</meta:editing-cycles>
    <meta:generator>LibreOffice/24.2.7.2$Linux_X86_64 LibreOffice_project/420$Build-2</meta:generator>
    <meta:document-statistic meta:object-count="4"/>
  </office:meta>
</office:document-meta>
</file>